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137fb5" officeooo:paragraph-rsid="00137fb5" style:font-weight-asian="bold" style:font-weight-complex="bold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137fb5" officeooo:paragraph-rsid="00137fb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LUSION</text:p>
      <text:p text:style-name="P2"><text:tab/>A paragrap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5:49:58.281541140</meta:creation-date>
    <dc:date>2017-07-04T15:50:42.367337208</dc:date>
    <meta:editing-duration>PT44S</meta:editing-duration>
    <meta:editing-cycles>1</meta:editing-cycles>
    <meta:document-statistic meta:table-count="0" meta:image-count="0" meta:object-count="0" meta:page-count="1" meta:paragraph-count="2" meta:word-count="3" meta:character-count="22" meta:non-whitespace-character-count="20"/>
    <meta:generator>LibreOffice/5.1.6.2$Linux_X86_64 LibreOffice_project/10m0$Build-2</meta:generator>
  </office:meta>
</office:document-meta>
</file>